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YFIUZU+CMR10" svg:font-family="YFIUZU+CMR10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 fo:padding="0cm" fo:border="none"/>
      <style:text-properties style:font-name="Arial" fo:font-size="10pt" style:text-underline-style="none" officeooo:paragraph-rsid="0022d39f" style:font-size-asian="10pt" style:font-size-complex="10pt"/>
    </style:style>
    <style:style style:name="P4" style:family="paragraph" style:parent-style-name="Standard">
      <style:paragraph-properties fo:text-align="justify" style:justify-single-word="false" fo:padding="0cm" fo:border="non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padding="0cm" fo:border="none"/>
      <style:text-properties style:font-name="Arial" fo:font-size="12pt" officeooo:paragraph-rsid="001e3c22" style:font-size-asian="12pt" style:font-size-complex="12pt"/>
    </style:style>
    <style:style style:name="P6" style:family="paragraph" style:parent-style-name="Standard">
      <style:paragraph-properties fo:text-align="justify" style:justify-single-word="false" fo:padding="0cm" fo:border="none"/>
      <style:text-properties style:font-name="Arial" fo:font-size="12pt" officeooo:paragraph-rsid="0022d39f" style:font-size-asian="12pt" style:font-size-complex="12pt"/>
    </style:style>
    <style:style style:name="P7" style:family="paragraph" style:parent-style-name="Standard">
      <style:paragraph-properties fo:text-align="justify" style:justify-single-word="false" fo:padding="0cm" fo:border="none"/>
      <style:text-properties style:font-name="Comic Sans MS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 fo:padding="0cm" fo:border="none"/>
      <style:text-properties style:font-name="Comic Sans MS" fo:font-size="10pt" officeooo:paragraph-rsid="00193e4f" style:font-size-asian="10pt" style:font-size-complex="10pt"/>
    </style:style>
    <style:style style:name="P9" style:family="paragraph" style:parent-style-name="Standard">
      <loext:graphic-properties draw:fill="solid" draw:fill-color="#ccffff"/>
      <style:paragraph-properties fo:text-align="justify" style:justify-single-word="false" fo:background-color="#ccffff"/>
      <style:text-properties style:font-name="Arial" fo:font-size="10pt" officeooo:paragraph-rsid="0020369d" style:font-size-asian="10pt" style:font-size-complex="10pt"/>
    </style:style>
    <style:style style:name="P10" style:family="paragraph" style:parent-style-name="Standard">
      <loext:graphic-properties draw:fill="solid" draw:fill-color="#ccffff" draw:opacity="100%"/>
      <style:paragraph-properties fo:text-align="justify" style:justify-single-word="false" fo:background-color="#ccffff"/>
      <style:text-properties style:font-name="Arial" fo:font-size="10pt" officeooo:paragraph-rsid="00247f67" style:font-size-asian="10pt" style:font-size-complex="10pt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officeooo:paragraph-rsid="001e3c22" style:font-size-asian="12pt" style:font-size-complex="12pt"/>
    </style:style>
    <style:style style:name="P13" style:family="paragraph" style:parent-style-name="Standard">
      <style:text-properties style:font-name="Arial" fo:font-size="12pt" officeooo:paragraph-rsid="0022d39f" style:font-size-asian="12pt" style:font-size-complex="12pt"/>
    </style:style>
    <style:style style:name="P14" style:family="paragraph" style:parent-style-name="Standard">
      <loext:graphic-properties draw:fill="solid" draw:fill-color="#ccffff"/>
      <style:paragraph-properties fo:text-align="start" style:justify-single-word="false" fo:background-color="#ccffff"/>
      <style:text-properties style:font-name="Arial" fo:font-size="12pt" officeooo:paragraph-rsid="002ac967" style:font-size-asian="12pt" style:font-size-complex="12pt"/>
    </style:style>
    <style:style style:name="P15" style:family="paragraph" style:parent-style-name="Standard">
      <style:text-properties style:font-name="Arial" fo:font-size="12pt" officeooo:paragraph-rsid="00247f67" style:font-size-asian="12pt" style:font-size-complex="12pt"/>
    </style:style>
    <style:style style:name="P16" style:family="paragraph" style:parent-style-name="Standard">
      <style:text-properties style:font-name="Arial" fo:font-size="12pt" style:text-underline-style="none" officeooo:paragraph-rsid="0022d39f" style:font-size-asian="12pt" style:font-size-complex="12pt"/>
    </style:style>
    <style:style style:name="P17" style:family="paragraph" style:parent-style-name="Standard">
      <style:text-properties style:font-name="Arial" fo:font-size="12pt" fo:font-weight="normal" officeooo:paragraph-rsid="001e3c22" style:font-name-asian="YFIUZU+CMR10" style:font-size-asian="12pt" style:font-weight-asian="normal" style:font-name-complex="YFIUZU+CMR10" style:font-size-complex="12pt" style:font-weight-complex="normal"/>
    </style:style>
    <style:style style:name="P18" style:family="paragraph" style:parent-style-name="Standard">
      <loext:graphic-properties draw:fill="solid" draw:fill-color="#e6e6ff"/>
      <style:paragraph-properties fo:margin-left="-0.3cm" fo:margin-right="-0.3cm" fo:text-indent="0cm" style:auto-text-indent="false" fo:background-color="#e6e6ff"/>
      <style:text-properties style:font-name="Courier New1" fo:font-size="10pt" officeooo:paragraph-rsid="00344849" style:font-size-asian="10pt" style:font-size-complex="10pt"/>
    </style:style>
    <style:style style:name="P19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officeooo:paragraph-rsid="00344849" style:font-size-asian="9pt" style:font-size-complex="9pt"/>
    </style:style>
    <style:style style:name="P20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officeooo:rsid="0023788d" officeooo:paragraph-rsid="0035e326" style:font-size-asian="9pt" style:font-size-complex="9pt"/>
    </style:style>
    <style:style style:name="P21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officeooo:paragraph-rsid="0035e326" style:font-size-asian="9pt" style:font-size-complex="9pt"/>
    </style:style>
    <style:style style:name="P22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officeooo:rsid="0025cd9f" officeooo:paragraph-rsid="0035e326" style:font-size-asian="9pt" style:font-size-complex="9pt"/>
    </style:style>
    <style:style style:name="P23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officeooo:rsid="00261b3e" officeooo:paragraph-rsid="0035e326" style:font-size-asian="9pt" style:font-size-complex="9pt"/>
    </style:style>
    <style:style style:name="P24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fo:font-weight="normal" officeooo:rsid="0027212c" officeooo:paragraph-rsid="00344849" style:font-size-asian="9pt" style:font-weight-asian="normal" style:font-size-complex="9pt" style:font-weight-complex="normal"/>
    </style:style>
    <style:style style:name="P25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Courier New1" fo:font-size="9pt" fo:font-weight="normal" officeooo:paragraph-rsid="00344849" style:font-name-asian="YFIUZU+CMR10" style:font-size-asian="9pt" style:font-weight-asian="normal" style:font-name-complex="YFIUZU+CMR10" style:font-size-complex="9pt" style:font-weight-complex="normal"/>
    </style:style>
    <style:style style:name="P26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Arial" fo:font-size="12pt" officeooo:paragraph-rsid="00344849" style:font-size-asian="12pt" style:font-size-complex="12pt"/>
    </style:style>
    <style:style style:name="P27" style:family="paragraph" style:parent-style-name="Standard">
      <loext:graphic-properties draw:fill="solid" draw:fill-color="#e6e6ff" draw:opacity="100%"/>
      <style:paragraph-properties fo:margin-left="-0.3cm" fo:margin-right="-0.3cm" fo:text-indent="0cm" style:auto-text-indent="false" fo:background-color="#e6e6ff"/>
      <style:text-properties style:font-name="Arial" fo:font-size="10pt" officeooo:paragraph-rsid="00344849" style:font-size-asian="10pt" style:font-size-complex="10pt"/>
    </style:style>
    <style:style style:name="P28" style:family="paragraph" style:parent-style-name="Standard">
      <loext:graphic-properties draw:fill="solid" draw:fill-color="#e6e6ff" draw:opacity="100%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style:font-name="Arial" fo:font-size="10pt" officeooo:paragraph-rsid="00344849" style:font-size-asian="10pt" style:font-size-complex="10pt"/>
    </style:style>
    <style:style style:name="P29" style:family="paragraph" style:parent-style-name="Standard">
      <loext:graphic-properties draw:fill="solid" draw:fill-color="#e6e6ff" draw:opacity="100%"/>
      <style:paragraph-properties fo:margin-left="-0.3cm" fo:margin-right="-0.3cm" fo:text-align="justify" style:justify-single-word="false" fo:text-indent="0cm" style:auto-text-indent="false" fo:background-color="#e6e6ff" fo:padding="0cm" fo:border="none"/>
      <style:text-properties style:font-name="Arial" fo:font-size="10pt" fo:font-weight="normal" officeooo:paragraph-rsid="00344849" style:font-name-asian="YFIUZU+CMR10" style:font-size-asian="10pt" style:font-weight-asian="normal" style:font-name-complex="YFIUZU+CMR10" style:font-size-complex="10pt" style:font-weight-complex="normal"/>
    </style:style>
    <style:style style:name="P30" style:family="paragraph" style:parent-style-name="Standard" style:master-page-name="Standard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800000" style:font-name="Arial" fo:font-size="16pt" fo:font-weight="bold" style:font-size-asian="16pt" style:font-weight-asian="bold" style:font-size-complex="16pt"/>
    </style:style>
    <style:style style:name="P31" style:family="paragraph" style:parent-style-name="Standard" style:list-style-name="L1">
      <style:text-properties style:font-name="Arial" fo:font-size="12pt" style:font-size-asian="12pt" style:font-size-complex="12pt"/>
    </style:style>
    <style:style style:name="P32" style:family="paragraph" style:parent-style-name="Standard" style:list-style-name="L1">
      <style:text-properties style:font-name="Arial" fo:font-size="12pt" officeooo:paragraph-rsid="00247f67" style:font-size-asian="12pt" style:font-size-complex="12pt"/>
    </style:style>
    <style:style style:name="P33" style:family="paragraph" style:parent-style-name="Standard" style:list-style-name="L2">
      <style:text-properties style:font-name="Arial" fo:font-size="12pt" officeooo:paragraph-rsid="001e3c22" style:font-size-asian="12pt" style:font-size-complex="12pt"/>
    </style:style>
    <style:style style:name="P34" style:family="paragraph" style:parent-style-name="Standard" style:list-style-name="L2">
      <style:text-properties style:font-name="Arial" fo:font-size="12pt" officeooo:paragraph-rsid="0024b6a8" style:font-size-asian="12pt" style:font-size-complex="12pt"/>
    </style:style>
    <style:style style:name="P35" style:family="paragraph" style:parent-style-name="Standard" style:list-style-name="L3">
      <style:text-properties style:font-name="Arial" fo:font-size="12pt" officeooo:paragraph-rsid="0022d39f" style:font-size-asian="12pt" style:font-size-complex="12pt"/>
    </style:style>
    <style:style style:name="P36" style:family="paragraph" style:parent-style-name="Standard">
      <style:text-properties style:font-name="Arial" fo:font-size="12pt" officeooo:paragraph-rsid="001e3c22" style:font-size-asian="12pt" style:font-size-complex="12pt"/>
    </style:style>
    <style:style style:name="P37" style:family="paragraph" style:parent-style-name="Standard" style:list-style-name="L2">
      <style:text-properties style:font-name="Arial" fo:font-size="12pt" fo:font-weight="normal" officeooo:paragraph-rsid="001e3c22" style:font-name-asian="YFIUZU+CMR10" style:font-size-asian="12pt" style:font-weight-asian="normal" style:font-name-complex="YFIUZU+CMR10" style:font-size-complex="12pt" style:font-weight-complex="normal"/>
    </style:style>
    <style:style style:name="P38" style:family="paragraph" style:parent-style-name="Standard" style:list-style-name="L2">
      <style:text-properties style:font-name="Comic Sans MS" fo:font-size="12pt" officeooo:paragraph-rsid="001e3c22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fo:font-weight="normal" officeooo:rsid="00193e4f" style:font-style-asian="italic" style:font-weight-asian="normal" style:font-style-complex="italic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2098c3" style:font-weight-asian="normal" style:font-weight-complex="normal"/>
    </style:style>
    <style:style style:name="T5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8ebe8" fo:background-color="transparent" loext:char-shading-value="0" style:font-weight-asian="bold" style:font-weight-complex="bold"/>
    </style:style>
    <style:style style:name="T12" style:family="text">
      <style:text-properties fo:font-weight="bold" officeooo:rsid="00305058" fo:background-color="transparent" loext:char-shading-value="0" style:font-weight-asian="bold" style:font-weight-complex="bold"/>
    </style:style>
    <style:style style:name="T13" style:family="text">
      <style:text-properties fo:font-weight="bold" officeooo:rsid="00193e4f" fo:background-color="transparent" loext:char-shading-value="0" style:font-weight-asian="bold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officeooo:rsid="00193e4f"/>
    </style:style>
    <style:style style:name="T16" style:family="text">
      <style:text-properties officeooo:rsid="0015d659"/>
    </style:style>
    <style:style style:name="T17" style:family="text">
      <style:text-properties officeooo:rsid="002098c3"/>
    </style:style>
    <style:style style:name="T18" style:family="text">
      <style:text-properties style:font-name="Courier New1" fo:font-weight="normal" style:font-weight-asian="normal" style:font-weight-complex="normal"/>
    </style:style>
    <style:style style:name="T19" style:family="text">
      <style:text-properties style:font-name="Courier New1" fo:font-weight="normal" officeooo:rsid="0011a30b" style:font-weight-asian="normal" style:font-weight-complex="normal"/>
    </style:style>
    <style:style style:name="T20" style:family="text">
      <style:text-properties style:font-name="Courier New1" officeooo:rsid="001dc373"/>
    </style:style>
    <style:style style:name="T21" style:family="text">
      <style:text-properties style:font-name="Courier New1" officeooo:rsid="0026a25c"/>
    </style:style>
    <style:style style:name="T22" style:family="text">
      <style:text-properties style:font-name="Courier New1" fo:font-size="9pt" style:font-size-asian="9pt" style:font-size-complex="9pt"/>
    </style:style>
    <style:style style:name="T23" style:family="text">
      <style:text-properties style:font-name="Courier New1" fo:font-size="9pt" officeooo:rsid="0029fd5d" style:font-size-asian="9pt" style:font-size-complex="9pt"/>
    </style:style>
    <style:style style:name="T24" style:family="text">
      <style:text-properties style:font-name="Courier New1" fo:font-size="9pt" officeooo:rsid="0021d97c" style:font-size-asian="9pt" style:font-size-complex="9pt"/>
    </style:style>
    <style:style style:name="T25" style:family="text">
      <style:text-properties style:font-name="Courier New1" fo:font-size="9pt" officeooo:rsid="00253f27" style:font-size-asian="9pt" style:font-size-complex="9pt"/>
    </style:style>
    <style:style style:name="T26" style:family="text">
      <style:text-properties style:font-name="Courier New1" fo:font-size="9pt" officeooo:rsid="002b6c29" style:font-size-asian="9pt" style:font-size-complex="9pt"/>
    </style:style>
    <style:style style:name="T27" style:family="text">
      <style:text-properties style:font-name="Courier New1" fo:font-size="9pt" officeooo:rsid="002fb438" style:font-size-asian="9pt" style:font-size-complex="9pt"/>
    </style:style>
    <style:style style:name="T28" style:family="text">
      <style:text-properties style:font-name="Courier New1" fo:font-size="9pt" officeooo:rsid="002b6dbf" style:font-size-asian="9pt" style:font-size-complex="9pt"/>
    </style:style>
    <style:style style:name="T29" style:family="text">
      <style:text-properties style:font-name="Courier New1" fo:font-size="9pt" fo:font-weight="normal" officeooo:rsid="00253f27" style:font-size-asian="9pt" style:font-weight-asian="normal" style:font-size-complex="9pt" style:font-weight-complex="normal"/>
    </style:style>
    <style:style style:name="T30" style:family="text">
      <style:text-properties style:font-name="Courier New1" fo:font-size="9pt" fo:font-weight="normal" officeooo:rsid="0029fd5d" style:font-size-asian="9pt" style:font-weight-asian="normal" style:font-size-complex="9pt" style:font-weight-complex="normal"/>
    </style:style>
    <style:style style:name="T31" style:family="text">
      <style:text-properties style:font-name="Courier New1" fo:font-size="9pt" fo:font-weight="normal" officeooo:rsid="002b6dbf" style:font-size-asian="9pt" style:font-weight-asian="normal" style:font-size-complex="9pt" style:font-weight-complex="normal"/>
    </style:style>
    <style:style style:name="T32" style:family="text">
      <style:text-properties style:font-name="Courier New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Courier New1" fo:font-size="9pt" fo:font-style="normal" style:text-underline-style="none" fo:font-weight="normal" officeooo:rsid="00339809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font-name="Courier New1" fo:font-size="9pt" fo:font-style="normal" style:text-underline-style="none" fo:font-weight="normal" officeooo:rsid="00313234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style:font-name="Courier New1" fo:font-size="9pt" fo:font-style="normal" style:text-underline-style="none" fo:font-weight="normal" officeooo:rsid="0031aec4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font-name="Courier New1" fo:font-size="9pt" fo:font-style="normal" style:text-underline-style="none" fo:font-weight="normal" officeooo:rsid="0031fd27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font-name="Courier New1" fo:font-size="9pt" fo:font-style="normal" style:text-underline-style="none" fo:font-weight="normal" officeooo:rsid="0029fd5d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font-name="Courier New1" fo:font-size="9pt" fo:font-style="normal" style:text-underline-style="none" fo:font-weight="normal" officeooo:rsid="003541cb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font-name="Courier New1" fo:font-size="9pt" fo:font-style="normal" style:text-underline-style="none" fo:font-weight="normal" officeooo:rsid="0036cf26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font-name="Courier New1" fo:font-size="9pt" fo:font-style="normal" style:text-underline-style="none" fo:font-weight="normal" officeooo:rsid="003e1134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font-name="Courier New1" fo:font-size="9pt" fo:font-style="normal" style:text-underline-style="none" fo:font-weight="normal" officeooo:rsid="0040b04a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Courier New1" fo:font-size="9pt" fo:font-style="normal" style:text-underline-style="none" officeooo:rsid="0029fd5d" style:font-size-asian="9pt" style:font-style-asian="normal" style:font-size-complex="9pt" style:font-style-complex="normal"/>
    </style:style>
    <style:style style:name="T43" style:family="text">
      <style:text-properties officeooo:rsid="0021d23f"/>
    </style:style>
    <style:style style:name="T44" style:family="text">
      <style:text-properties officeooo:rsid="001d336b"/>
    </style:style>
    <style:style style:name="T4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46" style:family="text">
      <style:text-properties fo:font-size="12pt" fo:font-weight="bold" officeooo:rsid="001e3c22" fo:background-color="transparent" loext:char-shading-value="0" style:font-size-asian="12pt" style:font-weight-asian="bold" style:font-size-complex="12pt"/>
    </style:style>
    <style:style style:name="T47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05058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247f67" fo:background-color="transparent" loext:char-shading-value="0" style:font-size-asian="12pt" style:font-weight-asian="bold" style:font-size-complex="12pt"/>
    </style:style>
    <style:style style:name="T50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size="12pt" fo:font-style="normal" style:text-underline-style="none" fo:font-weight="bold" officeooo:rsid="0018ebe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size="12pt" fo:font-style="normal" style:text-underline-style="none" fo:font-weight="bold" officeooo:rsid="00247f6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size="12pt" fo:font-style="normal" style:text-underline-style="none" fo:font-weight="bold" officeooo:rsid="0019e40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officeooo:rsid="002f4700"/>
    </style:style>
    <style:style style:name="T55" style:family="text">
      <style:text-properties officeooo:rsid="00305058"/>
    </style:style>
    <style:style style:name="T56" style:family="text">
      <style:text-properties officeooo:rsid="00312e97"/>
    </style:style>
    <style:style style:name="T57" style:family="text">
      <style:text-properties officeooo:rsid="0032e740"/>
    </style:style>
    <style:style style:name="T58" style:family="text">
      <style:text-properties officeooo:rsid="00103a72"/>
    </style:style>
    <style:style style:name="T59" style:family="text">
      <style:text-properties officeooo:rsid="002fb438"/>
    </style:style>
    <style:style style:name="T60" style:family="text">
      <style:text-properties officeooo:rsid="0021d97c"/>
    </style:style>
    <style:style style:name="T61" style:family="text">
      <style:text-properties officeooo:rsid="00199a51"/>
    </style:style>
    <style:style style:name="T62" style:family="text">
      <style:text-properties officeooo:rsid="001c545a"/>
    </style:style>
    <style:style style:name="T63" style:family="text">
      <style:text-properties officeooo:rsid="0023788d"/>
    </style:style>
    <style:style style:name="T64" style:family="text">
      <style:text-properties officeooo:rsid="0025cd9f"/>
    </style:style>
    <style:style style:name="T65" style:family="text">
      <style:text-properties officeooo:rsid="00261b3e"/>
    </style:style>
    <style:style style:name="T66" style:family="text">
      <style:text-properties fo:font-weight="normal" style:font-name-asian="YFIUZU+CMR10" style:font-weight-asian="normal" style:font-name-complex="YFIUZU+CMR10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4"><text:s/></text:span><text:span text:style-name="T15">Contrôle</text:span><text:span text:style-name="T14"> SQL 1 - </text:span>Base Top14 - <text:span text:style-name="T57">Corrigé</text:span></text:p>
      <text:p text:style-name="P7"><text:span text:style-name="Strong_20_Emphasis"><text:span text:style-name="T6"/></text:span></text:p>
      <text:p text:style-name="P8"><text:span text:style-name="Strong_20_Emphasis"><text:span text:style-name="T7"/></text:span></text:p>
      <text:p text:style-name="P14"><text:span text:style-name="T9"><text:s/></text:span><text:span text:style-name="T13">1</text:span><text:span text:style-name="T9">]</text:span><text:span text:style-name="T10"> SQL</text:span><text:span text:style-name="T12"> :</text:span><text:span text:style-name="T10"> requêtes simples avec SELECT </text:span><text:span text:style-name="T11">sans jointure ni GROUP BY</text:span></text:p>
      <text:p text:style-name="P4"/>
      <text:list xml:id="list3989965095" text:style-name="L1">
        <text:list-item>
          <text:p text:style-name="P31">Affichez tous les noms (et uniquement les noms) des clubs classés par ordre alphabétique</text:p>
        </text:list-item>
      </text:list>
      <text:p text:style-name="P18"><text:s/>SELECT nom FROM club ORDER BY nom ASC;</text:p>
      <text:p text:style-name="P15"/>
      <text:list xml:id="list93651761342493" text:continue-numbering="true" text:style-name="L1">
        <text:list-item>
          <text:p text:style-name="P32">Combien de fois le club numéro 12 a t'il joué à domicile<text:span text:style-name="T55"> ?</text:span></text:p>
        </text:list-item>
      </text:list>
      <text:p text:style-name="P19"><text:s/>SELECT <text:span text:style-name="T59">COUNT(clubIdD) </text:span>FROM <text:span text:style-name="T61">rencontre WHERE clubIdD=12</text:span>;</text:p>
      <text:p text:style-name="P15"/>
      <text:list xml:id="list93651316054619" text:continue-numbering="true" text:style-name="L1">
        <text:list-item>
          <text:p text:style-name="P31">Affichez toutes les identités des joueurs appartenant au club n°8</text:p>
        </text:list-item>
      </text:list>
      <text:p text:style-name="P18"><text:s/>SELECT identite FROM joueur WHERE clubId=8;</text:p>
      <text:p text:style-name="P11"/>
      <text:list xml:id="list93650750559743" text:continue-numbering="true" text:style-name="L1">
        <text:list-item>
          <text:p text:style-name="P31">Affichez l'ensemble des colonnes lorsque le score1 ou le score2 est inférieur ou égal à 3</text:p>
        </text:list-item>
      </text:list>
      <text:p text:style-name="P18"><text:s/>SELECT * FROM rencontre WHERE (score1&lt;<text:span text:style-name="T58">=</text:span>3) OR (score2&lt;<text:span text:style-name="T58">=</text:span>3);</text:p>
      <text:p text:style-name="P11"/>
      <text:list xml:id="list93650088484502" text:continue-numbering="true" text:style-name="L1">
        <text:list-item>
          <text:p text:style-name="P31">Affichez <text:span text:style-name="T55">l’identité de </text:span>tous les joueurs dont le nom commence par l<text:span text:style-name="T55">a</text:span> lettre T <text:span text:style-name="T56">(l’identité est de la forme "Prénom Nom")</text:span></text:p>
        </text:list-item>
      </text:list>
      <text:p text:style-name="P18"><text:s/>SELECT identite FROM joueur WHERE identite LIKE '% T%';</text:p>
      <text:p text:style-name="P11"/>
      <text:p text:style-name="P11"/>
      <text:p text:style-name="P9"><text:span text:style-name="T45"><text:s/></text:span><text:span text:style-name="T46">2</text:span><text:span text:style-name="T45">] </text:span><text:span text:style-name="T47">SQL</text:span><text:span text:style-name="T48"> :</text:span><text:span text:style-name="T47"> requêtes avec SELECT </text:span><text:span text:style-name="Strong_20_Emphasis"><text:span text:style-name="T50"><text:s/></text:span></text:span><text:span text:style-name="Strong_20_Emphasis"><text:span text:style-name="T51">sans jointure</text:span></text:span></text:p>
      <text:p text:style-name="P5"/>
      <text:list xml:id="list1414920241" text:style-name="L2">
        <text:list-item>
          <text:p text:style-name="P33">Combien y a t-il de joueurs trois-quarts aile <text:span text:style-name="T56">(l’id du poste est 3) ?</text:span></text:p>
        </text:list-item>
      </text:list>
      <text:p text:style-name="P19"><text:s/>SELECT <text:span text:style-name="T59">COUNT(*) </text:span>FROM <text:span text:style-name="T60">joueur WHERE posteId=3</text:span>;</text:p>
      <text:p text:style-name="P12"/>
      <text:list xml:id="list93649735252106" text:continue-numbering="true" text:style-name="L2">
        <text:list-item>
          <text:p text:style-name="P38"><text:span text:style-name="T4">Avec</text:span><text:span text:style-name="T3"> l</text:span><text:span text:style-name="T1">a fonction SUBSTRING, affichez uniquement le nom des joueurs dont le prénom est</text:span><text:span text:style-name="T3"> </text:span><text:span text:style-name="T19">Benjamin</text:span></text:p>
        </text:list-item>
      </text:list>
      <text:p text:style-name="P24"><text:span text:style-name="Source_20_Text"><text:span text:style-name="T20"><text:s/>SELECT SUBSTRING(identite,</text:span></text:span><text:span text:style-name="Source_20_Text"><text:span text:style-name="T21">10</text:span></text:span><text:span text:style-name="Source_20_Text"><text:span text:style-name="T20">) FROM joueur WHERE identite LIKE 'Benjamin%';</text:span></text:span></text:p>
      <text:p text:style-name="P12"/>
      <text:list xml:id="list93651444990684" text:continue-numbering="true" text:style-name="L2">
        <text:list-item>
          <text:p text:style-name="P33"><text:span text:style-name="T17">Avec la fonction LENGHT, a</text:span>ffichez l'identité des joueurs et la longueur de ceux dont l'identité est <text:span text:style-name="T43">supérieure à 25 caractères</text:span></text:p>
        </text:list-item>
      </text:list>
      <text:p text:style-name="P26"><text:span text:style-name="T22"><text:s/>SELECT </text:span><text:span text:style-name="T23">i</text:span><text:span text:style-name="Source_20_Text"><text:span text:style-name="T29">dentite, </text:span></text:span><text:span text:style-name="Source_20_Text"><text:span text:style-name="T30">LENGTH(identite) </text:span></text:span><text:span text:style-name="T22">FROM </text:span><text:span text:style-name="T24">joueur WHERE </text:span><text:span text:style-name="T23">LENGTH(</text:span><text:span text:style-name="T25">identite</text:span><text:span text:style-name="T26">)</text:span><text:span text:style-name="T23">&gt;25</text:span><text:span text:style-name="T22">;</text:span></text:p>
      <text:p text:style-name="P12"/>
      <text:list xml:id="list93651804763966" text:continue-numbering="true" text:style-name="L2">
        <text:list-item>
          <text:p text:style-name="P33">Combien y a t'il de joueurs dont l'identité est inférieure à 10<text:span text:style-name="T55"> ?</text:span></text:p>
        </text:list-item>
      </text:list>
      <text:p text:style-name="P27"><text:span text:style-name="T22"><text:s/>SELECT </text:span><text:span text:style-name="T27">COUNT</text:span><text:span text:style-name="Source_20_Text"><text:span text:style-name="T31">(*</text:span></text:span><text:span text:style-name="Source_20_Text"><text:span text:style-name="T30">) </text:span></text:span><text:span text:style-name="T22">FROM </text:span><text:span text:style-name="T24">joueur WHERE </text:span><text:span text:style-name="T23">LENGTH(</text:span><text:span text:style-name="T25">identite</text:span><text:span text:style-name="T26">)</text:span><text:span text:style-name="T28">&lt;10</text:span><text:span text:style-name="T22">;</text:span></text:p>
      <text:p text:style-name="P12"/>
      <text:list xml:id="list93650168415679" text:continue-numbering="true" text:style-name="L2">
        <text:list-item>
          <text:p text:style-name="P33">Quelle est la moyenne des scores n°2 lorsque les équipes <text:span text:style-name="T16">jouant </text:span>à l'extérieur ont gagné ?</text:p>
        </text:list-item>
      </text:list>
      <text:p text:style-name="P28"><text:span text:style-name="Strong_20_Emphasis"><text:span text:style-name="T32"><text:s/>SELECT </text:span></text:span><text:span text:style-name="Strong_20_Emphasis"><text:span text:style-name="T33">AVG</text:span></text:span><text:span text:style-name="Strong_20_Emphasis"><text:span text:style-name="T34">(score</text:span></text:span><text:span text:style-name="Strong_20_Emphasis"><text:span text:style-name="T33">2</text:span></text:span><text:span text:style-name="Strong_20_Emphasis"><text:span text:style-name="T35">)</text:span></text:span><text:span text:style-name="Strong_20_Emphasis"><text:span text:style-name="T36"> as </text:span></text:span><text:span text:style-name="Strong_20_Emphasis"><text:span text:style-name="T33">moyenne</text:span></text:span><text:span text:style-name="Source_20_Text"><text:span text:style-name="T37"> </text:span></text:span><text:span text:style-name="Strong_20_Emphasis"><text:span text:style-name="T32">FROM </text:span></text:span><text:span text:style-name="Strong_20_Emphasis"><text:span text:style-name="T34">rencontre </text:span></text:span><text:span text:style-name="Strong_20_Emphasis"><text:span text:style-name="T33">WHERE score2&gt;score1</text:span></text:span><text:span text:style-name="Strong_20_Emphasis"><text:span text:style-name="T32">;</text:span></text:span></text:p>
      <text:p text:style-name="P12"/>
      <text:list xml:id="list93651078032904" text:continue-numbering="true" text:style-name="L2">
        <text:list-item>
          <text:p text:style-name="P33">Affichez le total des points marqués et le numéro du club par club recevant (à domicile) avec un alias <text:span text:style-name="T18">total</text:span> pour l'affichage</text:p>
        </text:list-item>
      </text:list>
      <text:p text:style-name="P28"><text:span text:style-name="Strong_20_Emphasis"><text:span text:style-name="T32"><text:s/>SELECT </text:span></text:span><text:span text:style-name="Strong_20_Emphasis"><text:span text:style-name="T38">clubIdD</text:span></text:span><text:span text:style-name="Strong_20_Emphasis"><text:span text:style-name="T35">, </text:span></text:span><text:span text:style-name="Strong_20_Emphasis"><text:span text:style-name="T38">SUM(score1)</text:span></text:span><text:span text:style-name="Strong_20_Emphasis"><text:span text:style-name="T36"> as </text:span></text:span><text:span text:style-name="Strong_20_Emphasis"><text:span text:style-name="T38">total</text:span></text:span><text:span text:style-name="Source_20_Text"><text:span text:style-name="T37"> </text:span></text:span><text:span text:style-name="Strong_20_Emphasis"><text:span text:style-name="T32">FROM </text:span></text:span><text:span text:style-name="Strong_20_Emphasis"><text:span text:style-name="T34">rencontre </text:span></text:span><text:span text:style-name="Strong_20_Emphasis"><text:span text:style-name="T38">GROU</text:span></text:span><text:span text:style-name="Strong_20_Emphasis"><text:span text:style-name="T39">P</text:span></text:span><text:span text:style-name="Strong_20_Emphasis"><text:span text:style-name="T38"> BY clubIdD</text:span></text:span><text:span text:style-name="Strong_20_Emphasis"><text:span text:style-name="T32">;</text:span></text:span></text:p>
      <text:p text:style-name="P12"/>
      <text:list xml:id="list93651752900607" text:continue-numbering="true" text:style-name="L2">
        <text:list-item>
          <text:p text:style-name="P37">Affichez la moyenne des points du club n°4 <text:span text:style-name="T54">lorsqu’</text:span>il joue à l'extérieur</text:p>
        </text:list-item>
      </text:list>
      <text:p text:style-name="P29"><text:span text:style-name="Strong_20_Emphasis"><text:span text:style-name="T32"><text:s/>SELECT </text:span></text:span><text:span text:style-name="Strong_20_Emphasis"><text:span text:style-name="T40">AVG</text:span></text:span><text:span text:style-name="Strong_20_Emphasis"><text:span text:style-name="T38">(score</text:span></text:span><text:span text:style-name="Strong_20_Emphasis"><text:span text:style-name="T40">2</text:span></text:span><text:span text:style-name="Strong_20_Emphasis"><text:span text:style-name="T38">)</text:span></text:span><text:span text:style-name="Strong_20_Emphasis"><text:span text:style-name="T36"> as </text:span></text:span><text:span text:style-name="Strong_20_Emphasis"><text:span text:style-name="T40">moyenne</text:span></text:span><text:span text:style-name="Strong_20_Emphasis"><text:span text:style-name="T41">Club4</text:span></text:span><text:span text:style-name="Source_20_Text"><text:span text:style-name="T42"> </text:span></text:span><text:span text:style-name="Strong_20_Emphasis"><text:span text:style-name="T32">FROM </text:span></text:span><text:span text:style-name="Strong_20_Emphasis"><text:span text:style-name="T34">rencontre </text:span></text:span><text:span text:style-name="Strong_20_Emphasis"><text:span text:style-name="T41">WHERE </text:span></text:span><text:span text:style-name="Strong_20_Emphasis"><text:span text:style-name="T38">clubId</text:span></text:span><text:span text:style-name="Strong_20_Emphasis"><text:span text:style-name="T40">E</text:span></text:span><text:span text:style-name="Strong_20_Emphasis"><text:span text:style-name="T41">=4</text:span></text:span><text:span text:style-name="Strong_20_Emphasis"><text:span text:style-name="T40">;</text:span></text:span></text:p>
      <text:p text:style-name="P17"/>
      <text:list xml:id="list93650564674282" text:continue-numbering="true" text:style-name="L2">
        <text:list-item>
          <text:p text:style-name="P34"><text:span text:style-name="T66">Affichez le nombre de journées jouées par club à domicile</text:span></text:p>
        </text:list-item>
      </text:list>
      <text:p text:style-name="P25"><text:s/>SELECT <text:span text:style-name="T62">clubIdD, COUNT(journee) as Nombre </text:span>FROM <text:span text:style-name="T62">rencontre GROUP BY clubIdD</text:span>;</text:p>
      <text:p text:style-name="P12"/>
      <text:p text:style-name="P12"/>
      <text:p text:style-name="P12"/>
      <text:p text:style-name="P12"><text:soft-page-break/></text:p>
      <text:p text:style-name="P10"><text:span text:style-name="T45"><text:s/></text:span><text:span text:style-name="T49">3]</text:span><text:span text:style-name="T45"> </text:span><text:span text:style-name="T47">SQL</text:span><text:span text:style-name="T48"> :</text:span><text:span text:style-name="T47"> requêtes avec SELECT, requêtes imbriquées</text:span><text:span text:style-name="Strong_20_Emphasis"><text:span text:style-name="T50"> </text:span></text:span><text:span text:style-name="Strong_20_Emphasis"><text:span text:style-name="T52">ou </text:span></text:span><text:span text:style-name="Strong_20_Emphasis"><text:span text:style-name="T53">jointure</text:span></text:span><text:span text:style-name="Strong_20_Emphasis"><text:span text:style-name="T52">s</text:span></text:span></text:p>
      <text:p text:style-name="P6"/>
      <text:list xml:id="list204683810" text:style-name="L3">
        <text:list-item>
          <text:p text:style-name="P35">Affichez le numéro des clubs et le score à domicile des rencontres ou ce score est supérieur à la moyenne des scores à domicile</text:p>
        </text:list-item>
      </text:list>
      <text:p text:style-name="P21"><text:s/><text:span text:style-name="T63">SELECT clubIdD, score1 FROM rencontre</text:span></text:p>
      <text:p text:style-name="P20"><text:s text:c="4"/>GROUB BY clubIdD HAVING score1&gt;(SELECT AVG(score1) FROM rencontre);</text:p>
      <text:p text:style-name="P13"/>
      <text:list xml:id="list93651208531650" text:continue-numbering="true" text:style-name="L3">
        <text:list-item>
          <text:p text:style-name="P35">Affichez l<text:span text:style-name="T44">'identité</text:span> de<text:span text:style-name="T56">s</text:span> joueurs dont la nationalité commence par un A</text:p>
        </text:list-item>
      </text:list>
      <text:p text:style-name="P21"><text:s/><text:span text:style-name="T64">SELECT identite FROM joueur</text:span></text:p>
      <text:p text:style-name="P22"><text:s text:c="4"/>WHERE nationaliteId in (SELECT id FROM nationalite WHERE nom LIKE 'A%');</text:p>
      <text:p text:style-name="P13"/>
      <text:list xml:id="list93651869324333" text:continue-numbering="true" text:style-name="L3">
        <text:list-item>
          <text:p text:style-name="P35">Affichez le nom des clubs vainqueurs plus de deux fois à <text:span text:style-name="T55">l’</text:span>extérieur</text:p>
        </text:list-item>
      </text:list>
      <text:p text:style-name="P21"><text:s/><text:span text:style-name="T65">SELECT nom FROM club</text:span></text:p>
      <text:p text:style-name="P23"><text:s text:c="4"/>WHERE id in (SELECT clubIdE FROM rencontre</text:p>
      <text:p text:style-name="P23"><text:s text:c="20"/>WHERE score2&gt;score1 GROUP BY clubIdE HAVING count(score2)&gt;2 );</text:p>
      <text:p text:style-name="P13"/>
      <text:p text:style-name="P13"/>
      <text:p text:style-name="P16"/>
      <text:p text:style-name="P3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YFIUZU+CMR10" svg:font-family="YFIUZU+CMR10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loext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loext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loext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loext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loext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loext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loext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loext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loext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style:font-name="Arial" fo:font-style="italic" fo:font-weight="normal" officeooo:rsid="00193e4f" style:font-style-asian="italic" style:font-weight-asian="normal" style:font-style-complex="italic" style:font-weight-complex="normal"/>
    </style:style>
    <style:style style:name="MT2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9-11-13T09:36:49.676420479">13/11/19</text:date><text:tab/><text:span text:style-name="MT1">Contrôles Année 2019-2020</text:span></text:p>
      </style:header>
      <style:footer>
        <text:p text:style-name="MP2"><text:span text:style-name="MT2">Page </text:span><text:span text:style-name="MT2"><text:page-number text:select-page="current">2</text:page-number></text:span><text:span text:style-name="MT2"><text:s/>sur </text:span><text:span text:style-name="MT2"><text:page-count style:num-format="1"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title>Contexte d'information :</dc:title>
    <meta:initial-creator>en</meta:initial-creator>
    <meta:creation-date>2004-05-22T08:12:00</meta:creation-date>
    <dc:date>2019-11-13T09:36:49.529948149</dc:date>
    <meta:print-date>2004-05-22T09:24:00</meta:print-date>
    <meta:editing-cycles>785</meta:editing-cycles>
    <meta:editing-duration>P2DT1H1M49S</meta:editing-duration>
    <meta:document-statistic meta:table-count="0" meta:image-count="0" meta:object-count="0" meta:page-count="2" meta:paragraph-count="42" meta:word-count="452" meta:character-count="2806" meta:non-whitespace-character-count="2359"/>
    <meta:user-defined meta:name="Info 1"/>
    <meta:user-defined meta:name="Info 2"/>
    <meta:user-defined meta:name="Info 3"/>
    <meta:user-defined meta:name="Info 4"/>
  </office:meta>
</office:document-meta>
</file>